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TypeHasNoContentException.FileTypeHasNoContentException( final Object info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TypeHasNoContentException.FileTypeHasNoContentException( Object info0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